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4" svg:font-family="Consolas" style:font-family-generic="modern" style:font-pitch="fixed"/>
    <style:font-face style:name="Consolas1" svg:font-family="Consolas" style:font-family-generic="swiss" style:font-pitch="fixed"/>
    <style:font-face style:name="Consolas2" svg:font-family="Consolas" style:font-adornments="Regular" style:font-family-generic="swiss" style:font-pitch="fixed"/>
    <style:font-face style:name="Arial2" svg:font-family="Arial" style:font-family-generic="modern" style:font-pitch="variable"/>
    <style:font-face style:name="Consolas3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1d3ec" draw:textarea-horizontal-align="justify" draw:textarea-vertical-align="middle" draw:auto-grow-height="false"/>
    </style:style>
    <style:style style:name="gr2" style:family="graphic" style:parent-style-name="standard">
      <style:graphic-properties draw:marker-start="Square_20_45" draw:textarea-horizontal-align="center" draw:textarea-vertical-align="middle"/>
    </style:style>
    <style:style style:name="gr3" style:family="graphic" style:parent-style-name="standard">
      <style:graphic-properties draw:marker-end="Square_20_45" draw:textarea-horizontal-align="center" draw:textarea-vertical-align="middle"/>
    </style:style>
    <style:style style:name="gr4" style:family="graphic" style:parent-style-name="standard">
      <style:graphic-properties draw:fill-color="#b1d3ec" draw:textarea-horizontal-align="justify" draw:textarea-vertical-align="middle" draw:auto-grow-height="false" fo:min-height="0.75cm" fo:min-width="4.6cm"/>
    </style:style>
    <style:style style:name="gr5" style:family="graphic" style:parent-style-name="standard">
      <style:graphic-properties draw:marker-end="Triangle_20_unfilled" draw:textarea-horizontal-align="center" draw:textarea-vertical-align="middle"/>
    </style:style>
    <style:style style:name="gr6" style:family="graphic" style:parent-style-name="standard">
      <style:graphic-properties draw:fill-color="#4e9ad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1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1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197cm"/>
    </style:style>
    <style:style style:name="gr10" style:family="graphic" style:parent-style-name="standard">
      <style:graphic-properties draw:fill-color="#b1d3ec" draw:textarea-horizontal-align="justify" draw:textarea-vertical-align="middle" draw:auto-grow-height="false" fo:min-height="0.75cm" fo:min-width="4cm"/>
    </style:style>
    <style:style style:name="gr11" style:family="graphic" style:parent-style-name="standard">
      <style:graphic-properties draw:fill-color="#b1d3ec" draw:textarea-horizontal-align="justify" draw:textarea-vertical-align="middle" draw:auto-grow-height="false" fo:min-height="0.75cm" fo:min-width="6.5cm"/>
    </style:style>
    <style:style style:name="P1" style:family="paragraph">
      <style:paragraph-properties fo:text-align="center" style:text-autospace="none"/>
    </style:style>
    <style:style style:name="P2" style:family="paragraph">
      <loext:graphic-properties draw:fill-color="#b1d3ec"/>
      <style:paragraph-properties fo:text-align="center"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5" style:family="paragraph">
      <loext:graphic-properties draw:fill-color="#4e9ad6"/>
      <style:paragraph-properties fo:text-align="center"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6" style:family="paragraph">
      <loext:graphic-properties draw:fill-color="#4e9ad6"/>
      <style:paragraph-properties fo:text-align="center" style:text-autospace="none"/>
      <style:text-properties fo:color="#000000" style:font-name="Consolas4" fo:font-size="12pt" style:font-name-asian="Consolas1" style:font-size-asian="12pt" style:font-name-complex="Consolas1" style:font-size-complex="12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style:font-name="Consolas4"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  <style:text-properties style:font-name="Consolas4" fo:font-size="10pt" style:font-size-asian="10pt" style:font-size-complex="10pt"/>
    </style:style>
    <style:style style:name="T1" style:family="text">
      <style:text-properties fo:color="#000000" style:text-outline="false" style:text-line-through-style="none" style:text-line-through-type="none" style:font-name="Consolas2" fo:font-size="10pt" fo:language="zxx" fo:country="none" fo:font-style="normal" fo:text-shadow="none" style:text-underline-style="none" fo:font-weight="normal" style:letter-kerning="true" style:font-name-asian="Consolas2" style:font-size-asian="10pt" style:language-asian="zxx" style:country-asian="none" style:font-style-asian="normal" style:font-weight-asian="normal" style:font-name-complex="Consolas2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line-through-type="none" style:font-name="Consolas1" fo:font-size="10pt" fo:language="zxx" fo:country="none" fo:font-style="normal" fo:text-shadow="none" style:text-underline-style="none" fo:font-weight="normal" style:letter-kerning="true" style:font-name-asian="Consolas1" style:font-size-asian="10pt" style:language-asian="zxx" style:country-asian="none" style:font-style-asian="normal" style:font-weight-asian="normal" style:font-name-complex="Consolas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font-name="Consolas1" fo:font-size="12pt" fo:language="zxx" fo:country="none" fo:font-style="italic" fo:text-shadow="none" style:text-underline-style="none" fo:font-weight="normal" style:letter-kerning="true" style:font-name-asian="Consolas1" style:font-size-asian="12pt" style:language-asian="zxx" style:country-asian="none" style:font-style-asian="italic" style:font-weight-asian="normal" style:font-name-complex="Consolas1" style:font-size-complex="12pt" style:language-complex="zxx" style:country-complex="none" style:font-style-complex="italic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line-through-type="none" style:font-name="Consolas4" fo:font-size="10pt" fo:language="zxx" fo:country="none" fo:font-style="normal" fo:text-shadow="none" style:text-underline-style="none" fo:font-weight="normal" style:letter-kerning="true" style:font-name-asian="Consolas2" style:font-size-asian="10pt" style:language-asian="zxx" style:country-asian="none" style:font-style-asian="normal" style:font-weight-asian="normal" style:font-name-complex="Consolas2" style:font-size-complex="10pt" style:language-complex="zxx" style:country-complex="none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line-through-type="none" style:font-name="Consolas4" fo:font-size="10pt" fo:language="zxx" fo:country="none" fo:font-style="normal" fo:text-shadow="none" style:text-underline-style="none" fo:font-weight="normal" style:letter-kerning="true" style:font-name-asian="Consolas1" style:font-size-asian="10pt" style:language-asian="zxx" style:country-asian="none" style:font-style-asian="normal" style:font-weight-asian="normal" style:font-name-complex="Consolas1" style:font-size-complex="10pt" style:language-complex="zxx" style:country-complex="none" style:font-style-complex="normal" style:font-weight-complex="normal" style:text-emphasize="none" style:font-relief="none"/>
    </style:style>
    <style:style style:name="T6" style:family="text">
      <style:text-properties fo:color="#000000" style:text-outline="false" style:text-line-through-style="none" style:text-line-through-type="none" style:font-name="Consolas4" fo:font-size="12pt" fo:language="zxx" fo:country="none" fo:font-style="italic" fo:text-shadow="none" style:text-underline-style="none" fo:font-weight="normal" style:letter-kerning="true" style:font-name-asian="Consolas1" style:font-size-asian="12pt" style:language-asian="zxx" style:country-asian="none" style:font-style-asian="italic" style:font-weight-asian="normal" style:font-name-complex="Consolas1" style:font-size-complex="12pt" style:language-complex="zxx" style:country-complex="none" style:font-style-complex="italic" style:font-weight-complex="normal" style:text-emphasize="none" style:font-relief="none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Consolas4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1cm" svg:x="3.6cm" svg:y="2.14cm">
          <text:p text:style-name="P1"><text:span text:style-name="T1">«</text:span><text:span text:style-name="T2">interface</text:span><text:span text:style-name="T1">»</text:span></text:p>
          <text:p text:style-name="P1"><text:span text:style-name="T3">ISEDebug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3cm" svg:height="1cm" svg:x="10.5cm" svg:y="2.14cm">
          <text:p text:style-name="P1"><text:span text:style-name="T1">«</text:span><text:span text:style-name="T2">interface</text:span><text:span text:style-name="T1">»</text:span></text:p>
          <text:p text:style-name="P1"><text:span text:style-name="T3">ISEThr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6cm" svg:y1="2.64cm" svg:x2="10.5cm" svg:y2="2.64cm" draw:start-shape="id1" draw:start-glue-point="1" draw:end-shape="id2" draw:end-glue-point="3" svg:d="M7600 2640h2900" svg:viewBox="0 0 2901 1">
          <text:p/>
        </draw:connector>
        <draw:custom-shape draw:style-name="gr1" draw:text-style-name="P2" xml:id="id3" draw:id="id3" draw:layer="layout" svg:width="3.5cm" svg:height="1cm" svg:x="12.5cm" svg:y="0.641cm">
          <text:p text:style-name="P1"><text:span text:style-name="T1">«</text:span><text:span text:style-name="T2">interface</text:span><text:span text:style-name="T1">»</text:span></text:p>
          <text:p text:style-name="P1"><text:span text:style-name="T3">ISENod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6cm" svg:y1="1.141cm" svg:x2="14.25cm" svg:y2="0.641cm" draw:start-shape="id3" draw:start-glue-point="1" draw:end-shape="id3" draw:end-glue-point="0" svg:d="M16000 1141h501v-1001h-2251v501" svg:viewBox="0 0 2252 1002">
          <text:p/>
        </draw:connector>
        <draw:custom-shape draw:style-name="gr1" draw:text-style-name="P2" xml:id="id10" draw:id="id10" draw:layer="layout" svg:width="5cm" svg:height="1cm" svg:x="15cm" svg:y="6.64cm">
          <text:p text:style-name="P1"><text:span text:style-name="T1">«</text:span><text:span text:style-name="T2">interface</text:span><text:span text:style-name="T1">»</text:span></text:p>
          <text:p text:style-name="P1"><text:span text:style-name="T3">ISEBranchCond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cm" svg:height="1cm" svg:x="8.5cm" svg:y="5.14cm">
          <text:p text:style-name="P1"><text:span text:style-name="T1">«</text:span><text:span text:style-name="T2">interface</text:span><text:span text:style-name="T1">»</text:span></text:p>
          <text:p text:style-name="P1"><text:span text:style-name="T3">ISEBranchStat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5cm" svg:height="1cm" svg:x="9cm" svg:y="8.14cm">
          <text:p text:style-name="P1"><text:span text:style-name="T1">«</text:span><text:span text:style-name="T2">interface</text:span><text:span text:style-name="T1">»</text:span></text:p>
          <text:p text:style-name="P1"><text:span text:style-name="T3">ISELoopCond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.5cm" svg:height="1cm" svg:x="15cm" svg:y="5.14cm">
          <text:p text:style-name="P1"><text:span text:style-name="T1">«</text:span><text:span text:style-name="T2">interface</text:span><text:span text:style-name="T1">»</text:span></text:p>
          <text:p text:style-name="P1"><text:span text:style-name="T3">ISELoopInvaria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5cm" svg:height="1cm" svg:x="9cm" svg:y="6.5cm">
          <text:p text:style-name="P1"><text:span text:style-name="T1">«</text:span><text:span text:style-name="T2">interface</text:span><text:span text:style-name="T1">»</text:span></text:p>
          <text:p text:style-name="P1"><text:span text:style-name="T3">ISELoopStat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cm" svg:height="1cm" svg:x="9.5cm" svg:y="9.64cm">
          <text:p text:style-name="P1"><text:span text:style-name="T1">«</text:span><text:span text:style-name="T2">interface</text:span><text:span text:style-name="T1">»</text:span></text:p>
          <text:p text:style-name="P1"><text:span text:style-name="T3">ISEMethodCa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5cm" svg:height="1cm" svg:x="15cm" svg:y="3.64cm">
          <text:p text:style-name="P1"><text:span text:style-name="T1">«</text:span><text:span text:style-name="T2">interface</text:span><text:span text:style-name="T1">»</text:span></text:p>
          <text:p text:style-name="P1"><text:span text:style-name="T3">ISEMethodContrac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5.1cm" svg:height="1cm" svg:x="8.4cm" svg:y="11.14cm">
          <text:p text:style-name="P1"><text:span text:style-name="T1">«</text:span><text:span text:style-name="T2">interface</text:span><text:span text:style-name="T1">»</text:span></text:p>
          <text:p text:style-name="P1"><text:span text:style-name="T3">ISEBaseMethodRetur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1cm" svg:x="9.5cm" svg:y="3.64cm">
          <text:p text:style-name="P1"><text:span text:style-name="T1">«</text:span><text:span text:style-name="T2">interface</text:span><text:span text:style-name="T1">»</text:span></text:p>
          <text:p text:style-name="P1"><text:span text:style-name="T3">ISEStat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4cm" svg:height="1cm" svg:x="15cm" svg:y="8.14cm">
          <text:p text:style-name="P1"><text:span text:style-name="T1">«</text:span><text:span text:style-name="T2">interface</text:span><text:span text:style-name="T1">»</text:span></text:p>
          <text:p text:style-name="P1"><text:span text:style-name="T3">ISETermin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6.5cm" svg:height="1cm" svg:x="17.6cm" svg:y="9.64cm">
          <text:p text:style-name="P1"><text:span text:style-name="T1">«</text:span><text:span text:style-name="T2">interface</text:span><text:span text:style-name="T1">»</text:span></text:p>
          <text:p text:style-name="P4"><text:span text:style-name="T3">ISEExceptionalTermin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6cm" svg:height="1cm" svg:x="17.6cm" svg:y="11.14cm">
          <text:p text:style-name="P1"><text:span text:style-name="T1">«</text:span><text:span text:style-name="T2">interface</text:span><text:span text:style-name="T1">»</text:span></text:p>
          <text:p text:style-name="P1"><text:span text:style-name="T3">ISELoopBodyTermination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3.5cm" svg:y1="2.64cm" svg:x2="14.25cm" svg:y2="1.641cm" draw:start-shape="id2" draw:start-glue-point="1" draw:end-shape="id3" draw:end-glue-point="2" svg:d="M13500 2640h750v-999" svg:viewBox="0 0 751 1000">
          <text:p/>
        </draw:connector>
        <draw:connector draw:style-name="gr5" draw:text-style-name="P3" draw:layer="layout" svg:x1="13.5cm" svg:y1="4.14cm" svg:x2="14.25cm" svg:y2="1.641cm" draw:start-shape="id4" draw:start-glue-point="1" draw:end-shape="id3" svg:d="M13500 4140h750v-2499" svg:viewBox="0 0 751 2500">
          <text:p/>
        </draw:connector>
        <draw:connector draw:style-name="gr5" draw:text-style-name="P3" draw:layer="layout" svg:x1="13.5cm" svg:y1="5.64cm" svg:x2="14.25cm" svg:y2="1.641cm" draw:start-shape="id5" draw:start-glue-point="1" draw:end-shape="id3" draw:end-glue-point="2" svg:d="M13500 5640h750v-3999" svg:viewBox="0 0 751 4000">
          <text:p/>
        </draw:connector>
        <draw:connector draw:style-name="gr5" draw:text-style-name="P3" draw:layer="layout" svg:x1="13.5cm" svg:y1="7cm" svg:x2="14.25cm" svg:y2="1.641cm" draw:start-shape="id6" draw:start-glue-point="1" draw:end-shape="id3" svg:d="M13500 7000h750v-5359" svg:viewBox="0 0 751 5360">
          <text:p/>
        </draw:connector>
        <draw:connector draw:style-name="gr5" draw:text-style-name="P3" draw:layer="layout" svg:x1="13.5cm" svg:y1="8.64cm" svg:x2="14.25cm" svg:y2="1.641cm" draw:start-shape="id7" draw:start-glue-point="1" draw:end-shape="id3" svg:d="M13500 8640h750v-6999" svg:viewBox="0 0 751 7000">
          <text:p/>
        </draw:connector>
        <draw:connector draw:style-name="gr5" draw:text-style-name="P3" draw:layer="layout" svg:x1="13.5cm" svg:y1="10.14cm" svg:x2="14.25cm" svg:y2="1.641cm" draw:start-shape="id8" draw:start-glue-point="1" draw:end-shape="id3" draw:end-glue-point="2" svg:d="M13500 10140h750v-8499" svg:viewBox="0 0 751 8500">
          <text:p/>
        </draw:connector>
        <draw:connector draw:style-name="gr5" draw:text-style-name="P3" draw:layer="layout" svg:x1="13.5cm" svg:y1="11.64cm" svg:x2="14.25cm" svg:y2="1.641cm" draw:start-shape="id9" draw:start-glue-point="1" draw:end-shape="id3" svg:d="M13500 11640h750v-9999" svg:viewBox="0 0 751 10000">
          <text:p/>
        </draw:connector>
        <draw:connector draw:style-name="gr5" draw:text-style-name="P3" draw:layer="layout" svg:x1="15cm" svg:y1="7.14cm" svg:x2="14.25cm" svg:y2="1.641cm" draw:start-shape="id10" draw:start-glue-point="3" draw:end-shape="id3" svg:d="M15000 7140h-750v-5499" svg:viewBox="0 0 751 5500">
          <text:p/>
        </draw:connector>
        <draw:connector draw:style-name="gr5" draw:text-style-name="P3" draw:layer="layout" svg:x1="15cm" svg:y1="4.14cm" svg:x2="14.25cm" svg:y2="1.641cm" draw:start-shape="id11" draw:start-glue-point="3" draw:end-shape="id3" svg:d="M15000 4140h-750v-2499" svg:viewBox="0 0 751 2500">
          <text:p/>
        </draw:connector>
        <draw:connector draw:style-name="gr5" draw:text-style-name="P3" draw:layer="layout" svg:x1="15cm" svg:y1="5.64cm" svg:x2="14.25cm" svg:y2="1.641cm" draw:start-shape="id12" draw:start-glue-point="3" draw:end-shape="id3" svg:d="M15000 5640h-750v-3999" svg:viewBox="0 0 751 4000">
          <text:p/>
        </draw:connector>
        <draw:connector draw:style-name="gr5" draw:text-style-name="P3" draw:layer="layout" svg:x1="15cm" svg:y1="8.64cm" svg:x2="14.25cm" svg:y2="1.641cm" draw:start-shape="id13" draw:start-glue-point="3" draw:end-shape="id3" draw:end-glue-point="2" svg:d="M15000 8640h-750v-6999" svg:viewBox="0 0 751 7000">
          <text:p/>
        </draw:connector>
        <draw:connector draw:style-name="gr5" draw:text-style-name="P3" draw:layer="layout" svg:x1="17.6cm" svg:y1="10.14cm" svg:x2="17cm" svg:y2="9.14cm" draw:start-shape="id14" draw:start-glue-point="3" draw:end-shape="id13" draw:end-glue-point="2" svg:d="M17600 10140h-600v-1000" svg:viewBox="0 0 601 1001">
          <text:p/>
        </draw:connector>
        <draw:connector draw:style-name="gr5" draw:text-style-name="P3" draw:layer="layout" svg:x1="17.6cm" svg:y1="11.64cm" svg:x2="17cm" svg:y2="9.14cm" draw:start-shape="id15" draw:start-glue-point="3" draw:end-shape="id13" draw:end-glue-point="2" svg:d="M17600 11640h-600v-2500" svg:viewBox="0 0 601 2501">
          <text:p/>
        </draw:connector>
        <draw:custom-shape draw:style-name="gr6" draw:text-style-name="P5" xml:id="id16" draw:id="id16" draw:layer="layout" svg:width="3.5cm" svg:height="1cm" svg:x="3.851cm" svg:y="0.14cm">
          <text:p text:style-name="P1"><text:span text:style-name="T1">«</text:span><text:span text:style-name="T2">interface</text:span><text:span text:style-name="T1">»</text:span></text:p>
          <text:p text:style-name="P1"><text:span text:style-name="T3">IDebug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5.6cm" svg:y1="2.14cm" svg:x2="5.601cm" svg:y2="1.14cm" draw:start-shape="id1" draw:start-glue-point="0" draw:end-shape="id16" draw:end-glue-point="2" svg:d="M5600 2140v-500h1v-500" svg:viewBox="0 0 2 1001">
          <text:p/>
        </draw:connector>
        <draw:custom-shape draw:style-name="gr6" draw:text-style-name="P6" xml:id="id17" draw:id="id17" draw:layer="layout" svg:width="2.5cm" svg:height="1cm" svg:x="0.1cm" svg:y="0.14cm">
          <text:p text:style-name="P1"><text:span text:style-name="T4">«</text:span><text:span text:style-name="T5">interface</text:span><text:span text:style-name="T4">»</text:span></text:p>
          <text:p text:style-name="P1"><text:span text:style-name="T6">ILaunch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3.851cm" svg:y1="0.64cm" svg:x2="2.6cm" svg:y2="0.64cm" draw:start-shape="id16" draw:start-glue-point="3" draw:end-shape="id17" draw:end-glue-point="1" svg:d="M3851 640h-1251" svg:viewBox="0 0 1252 1">
          <text:p/>
        </draw:connector>
        <draw:frame draw:style-name="gr7" draw:text-style-name="P7" draw:layer="layout" svg:width="0.697cm" svg:height="0.64cm" svg:x="2.503cm" svg:y="0cm">
          <draw:text-box>
            <text:p><text:span text:style-name="T7">1</text:span></text:p>
          </draw:text-box>
        </draw:frame>
        <draw:frame draw:style-name="gr8" draw:text-style-name="P7" draw:layer="layout" svg:width="0.637cm" svg:height="0.64cm" svg:x="3.3cm" svg:y="0.2cm">
          <draw:text-box>
            <text:p><text:span text:style-name="T7">*</text:span></text:p>
          </draw:text-box>
        </draw:frame>
        <draw:connector draw:style-name="gr3" draw:text-style-name="P3" draw:layer="layout" svg:x1="3.851cm" svg:y1="0.64cm" svg:x2="2.6cm" svg:y2="0.64cm" svg:d="M3851 640h-1251" svg:viewBox="0 0 1252 1">
          <text:p/>
        </draw:connector>
        <draw:frame draw:style-name="gr9" draw:text-style-name="P8" draw:layer="layout" svg:width="0.697cm" svg:height="0.662cm" svg:x="7.6cm" svg:y="2.04cm">
          <draw:text-box>
            <text:p><text:span text:style-name="T8">1</text:span></text:p>
          </draw:text-box>
        </draw:frame>
        <draw:frame draw:style-name="gr9" draw:text-style-name="P8" draw:layer="layout" svg:width="0.697cm" svg:height="0.662cm" svg:x="9.997cm" svg:y="2.14cm">
          <draw:text-box>
            <text:p><text:span text:style-name="T8">*</text:span></text:p>
          </draw:text-box>
        </draw:frame>
        <draw:frame draw:style-name="gr9" draw:text-style-name="P8" draw:layer="layout" svg:width="0.697cm" svg:height="0.662cm" svg:x="13.7cm" svg:y="-0.01cm">
          <draw:text-box>
            <text:p><text:span text:style-name="T8">1</text:span></text:p>
          </draw:text-box>
        </draw:frame>
        <draw:frame draw:style-name="gr9" draw:text-style-name="P8" draw:layer="layout" svg:width="0.697cm" svg:height="0.662cm" svg:x="15.863cm" svg:y="0.64cm">
          <draw:text-box>
            <text:p><text:span text:style-name="T8">*</text:span></text:p>
          </draw:text-box>
        </draw:frame>
        <draw:custom-shape draw:style-name="gr10" draw:text-style-name="P2" xml:id="id18" draw:id="id18" draw:layer="layout" svg:width="4.5cm" svg:height="1cm" svg:x="5.9cm" svg:y="12.8cm">
          <text:p text:style-name="P1"><text:span text:style-name="T1">«</text:span><text:span text:style-name="T2">interface</text:span><text:span text:style-name="T1">»</text:span></text:p>
          <text:p text:style-name="P1"><text:span text:style-name="T3">ISEMethodReturn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9" draw:id="id19" draw:layer="layout" svg:width="7cm" svg:height="1cm" svg:x="3.4cm" svg:y="14.3cm">
          <text:p text:style-name="P1"><text:span text:style-name="T1">«</text:span><text:span text:style-name="T2">interface</text:span><text:span text:style-name="T1">»</text:span></text:p>
          <text:p text:style-name="P1"><text:span text:style-name="T3">ISEExceptionalMethodReturn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0.4cm" svg:y1="13.3cm" svg:x2="10.95cm" svg:y2="12.14cm" draw:start-shape="id18" draw:start-glue-point="1" draw:end-shape="id9" draw:end-glue-point="2" svg:d="M10400 13300h550v-1160" svg:viewBox="0 0 551 1161">
          <text:p/>
        </draw:connector>
        <draw:connector draw:style-name="gr5" draw:text-style-name="P3" draw:layer="layout" svg:x1="10.4cm" svg:y1="14.8cm" svg:x2="10.95cm" svg:y2="12.14cm" draw:start-shape="id19" draw:start-glue-point="1" draw:end-shape="id9" draw:end-glue-point="2" svg:d="M10400 14800h550v-2660" svg:viewBox="0 0 551 2661">
          <text:p/>
        </draw:connector>
        <draw:frame draw:style-name="gr9" draw:text-style-name="P8" draw:layer="layout" svg:width="2.06cm" svg:height="0.662cm" svg:x="14.64cm" svg:y="0cm">
          <draw:text-box>
            <text:p><text:span text:style-name="T8">children</text:span></text:p>
          </draw:text-box>
        </draw:frame>
        <draw:frame draw:style-name="gr9" draw:text-style-name="P9" draw:layer="layout" svg:width="2.06cm" svg:height="1.073cm" svg:x="8.147cm" svg:y="2.1cm">
          <draw:text-box>
            <text:p text:style-name="P4"><text:span text:style-name="T5">symbolic</text:span></text:p>
            <text:p text:style-name="P4"><text:span text:style-name="T5">Threa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4" svg:font-family="Consolas" style:font-family-generic="modern" style:font-pitch="fixed"/>
    <style:font-face style:name="Consolas1" svg:font-family="Consolas" style:font-family-generic="swiss" style:font-pitch="fixed"/>
    <style:font-face style:name="Consolas2" svg:font-family="Consolas" style:font-adornments="Regular" style:font-family-generic="swiss" style:font-pitch="fixed"/>
    <style:font-face style:name="Arial2" svg:font-family="Arial" style:font-family-generic="modern" style:font-pitch="variable"/>
    <style:font-face style:name="Consolas3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quare_20_45" draw:display-name="Square 45" svg:viewBox="0 0 1131 1131" svg:d="M0 564l564 567 567-567-567-564z"/>
    <draw:marker draw:name="Triangle_20_unfilled" draw:display-name="Triangle unfilled" svg:viewBox="0 0 3000 3000" svg:d="M1500 0l1500 3000h-3000zM1500 447l-1176 2353h235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2cm" fo:page-height="1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51S</meta:editing-duration>
    <meta:editing-cycles>47</meta:editing-cycles>
    <meta:generator>LibreOffice/4.4.6.3$Windows_x86 LibreOffice_project/e8938fd3328e95dcf59dd64e7facd2c7d67c704d</meta:generator>
    <dc:date>2016-01-25T15:23:50.809000000</dc:date>
    <meta:document-statistic meta:object-count="47"/>
  </office:meta>
</office:document-meta>
</file>